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entConnectionRunnerFactory.decommission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ConnectionRunner.getConnection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lientConnectionRunner.setSocket( Socket sock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ConnectionRunnerFactory.getCreated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Connection.dispos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ClientConnectionRunner.ClientConnectionRun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lientConnectionRunner.run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lientConnectionRunnerFactory.new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Connection.run(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15">
            <text:p text:style-name="Table_20_Contents">15</text:p>
          </table:table-cell>
          <table:table-cell office:value-type="float" office:value="98">
            <text:p text:style-name="Table_20_Contents">98</text:p>
          </table:table-cell>
        </table:table-row>
        <table:table-row>
          <table:table-cell office:value-type="string">
            <text:p text:style-name="Table_20_Contents">ClientConnectionRunn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Connection.addClientConnectionRunn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erConnection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erConnection.ServerConnection( ServerSocket serverSocket , ConnectionHandlerFactory handlerFactory , ThreadPool threadPool , int timeout , int maxOpenConn , int maxOpenConnPerI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erConnection.removeClientConnectionRunner( ClientConnectionRunner clientConnectionRunn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lientConnectionRunner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